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tica de AOL</text:p>
      <text:p text:style-name="Standard"/>
      <text:p text:style-name="Standard">Pagina 10.</text:p>
      <text:p text:style-name="Standard"/>
      <text:p text:style-name="Standard">4. <text:s/>Alejandra (40%) : Relación Laboral(RL) de dependencia Ordinaria <text:s/>y Pedro (65%) Relación laboral de dependencia ESPECIAL</text:p>
      <text:p text:style-name="Standard">pagina 18.</text:p>
      <text:p text:style-name="Standard"/>
      <text:list xml:id="list1529660931" text:style-name="L1">
        <text:list-item>
          <text:p text:style-name="P1">Cinco características propias de la relación laboral.</text:p>
          <text:list>
            <text:list-item>
              <text:p text:style-name="P1">Voluntaria</text:p>
            </text:list-item>
            <text:list-item>
              <text:p text:style-name="P1">Por cuenta ajena</text:p>
            </text:list-item>
            <text:list-item>
              <text:p text:style-name="P1">Remunerada</text:p>
            </text:list-item>
            <text:list-item>
              <text:p text:style-name="P1">Personalisma</text:p>
            </text:list-item>
            <text:list-item>
              <text:p text:style-name="P1">Dependiente</text:p>
            </text:list-item>
          </text:list>
        </text:list-item>
        <text:list-item>
          <text:p text:style-name="P1">No es posible porque la RL tiene un carácter personal e intransferible</text:p>
        </text:list-item>
        <text:list-item>
          <text:p text:style-name="P1">No es una relación laboral ya que es una prestación personal obligatoria.</text:p>
        </text:list-item>
        <text:list-item>
          <text:p text:style-name="P1">Es una relación laboral especial. Porque se considera un trabajo realizado a titulo de amistad, <text:s text:c="2"/>benevolencia y buena amistad.</text:p>
        </text:list-item>
        <text:list-item>
          <text:p text:style-name="P1">Es una relación laboral de tipo especial ya que es un artista de un espectáculo público.</text:p>
        </text:list-item>
        <text:list-item>
          <text:p text:style-name="P1">Es una relación laboral de tipo especial porque pertenece al grupo de deportistas profesionales.</text:p>
        </text:list-item>
        <text:list-item>
          <text:p text:style-name="P1">Es una relación laboral de tipo especial porque pertenece al grupo de alta dirección de la empresa.</text:p>
        </text:list-item>
        <text:list-item>
          <text:p text:style-name="P1">Es una relación laboral de tipo especial porque pertenece al grupo de los trabajadores al servicio del hogar familiar.</text:p>
        </text:list-item>
        <text:list-item>
          <text:p text:style-name="P1">Los autónomos no se regulan por el estatuto de los trabajadores pues se regula por el estatuto laboral de los autonom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8:39:18.653915010</meta:creation-date>
    <dc:date>2019-09-24T19:06:58.836366898</dc:date>
    <meta:editing-duration>PT7M18S</meta:editing-duration>
    <meta:editing-cycles>1</meta:editing-cycles>
    <meta:document-statistic meta:table-count="0" meta:image-count="0" meta:object-count="0" meta:page-count="1" meta:paragraph-count="18" meta:word-count="182" meta:character-count="1088" meta:non-whitespace-character-count="934"/>
    <meta:generator>LibreOffice/6.0.7.3$Linux_X86_64 LibreOffice_project/00m0$Build-3</meta:generator>
  </office:meta>
</office:document-meta>
</file>